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var jp-code-font-family" fo:letter-spacing="normal" fo:font-style="normal" fo:font-weight="normal" style:font-style-asian="normal" style:font-weight-asian="normal"/>
    </style:style>
    <style:style style:name="P3" style:family="paragraph" style:parent-style-name="Standard">
      <style:text-properties fo:color="#000000"/>
    </style:style>
    <style:style style:name="P4" style:family="paragraph" style:parent-style-name="Standard">
      <style:text-properties fo:color="#000000" style:font-name="Georgia"/>
    </style:style>
    <style:style style:name="P5" style:family="paragraph" style:parent-style-name="Standard">
      <style:text-properties fo:color="#000000" style:font-name="Georgia" fo:font-size="13pt" fo:font-weight="bold" style:font-size-asian="13pt" style:font-weight-asian="bold"/>
    </style:style>
    <style:style style:name="P6" style:family="paragraph" style:parent-style-name="Standard">
      <style:text-properties fo:color="#000000" style:font-name="Georgia" fo:font-size="13pt" fo:font-weight="bold" fo:background-color="#ffff00" style:font-size-asian="13pt" style:font-weight-asian="bold"/>
    </style:style>
    <style:style style:name="P7" style:family="paragraph" style:parent-style-name="Standard">
      <style:text-properties fo:color="#000000" style:font-name="Georgia" fo:font-weight="bold" style:font-weight-asian="bold"/>
    </style:style>
    <style:style style:name="P8" style:family="paragraph" style:parent-style-name="Standard">
      <style:text-properties fo:color="#000000" style:font-name="Georgia" fo:font-weight="bold" officeooo:paragraph-rsid="000a261b" style:font-weight-asian="bold"/>
    </style:style>
    <style:style style:name="P9" style:family="paragraph" style:parent-style-name="Standard">
      <style:text-properties fo:color="#000000" style:font-name="Georgia" fo:font-weight="bold" officeooo:paragraph-rsid="001dad99" style:font-weight-asian="bold"/>
    </style:style>
    <style:style style:name="P10" style:family="paragraph" style:parent-style-name="Standard">
      <style:text-properties fo:color="#000000" style:font-name="Georgia" fo:font-weight="bold" officeooo:paragraph-rsid="00183c94" style:font-weight-asian="bold"/>
    </style:style>
    <style:style style:name="P11" style:family="paragraph" style:parent-style-name="Standard">
      <style:text-properties fo:color="#000000" style:font-name="Georgia" fo:font-weight="normal" style:font-weight-asian="normal" style:font-weight-complex="normal"/>
    </style:style>
    <style:style style:name="P12" style:family="paragraph" style:parent-style-name="Standard">
      <style:text-properties fo:color="#000000" style:font-name="Georgia" fo:font-weight="normal" officeooo:rsid="000933e8" officeooo:paragraph-rsid="000933e8" style:font-weight-asian="normal" style:font-weight-complex="normal"/>
    </style:style>
    <style:style style:name="P13" style:family="paragraph" style:parent-style-name="Standard">
      <style:text-properties fo:color="#000000" style:font-name="Georgia" fo:font-weight="normal" officeooo:rsid="000a261b" officeooo:paragraph-rsid="000a261b" style:font-weight-asian="normal" style:font-weight-complex="normal"/>
    </style:style>
    <style:style style:name="P14" style:family="paragraph" style:parent-style-name="Standard">
      <style:text-properties fo:color="#000000" style:font-name="Georgia" fo:font-weight="normal" officeooo:rsid="00163b4f" officeooo:paragraph-rsid="00163b4f" style:font-weight-asian="normal" style:font-weight-complex="normal"/>
    </style:style>
    <style:style style:name="P15" style:family="paragraph" style:parent-style-name="Standard">
      <style:text-properties fo:color="#000000" style:font-name="Georgia" fo:font-weight="normal" officeooo:paragraph-rsid="001782de" style:font-weight-asian="normal" style:font-weight-complex="normal"/>
    </style:style>
    <style:style style:name="P16" style:family="paragraph" style:parent-style-name="Standard">
      <style:text-properties fo:color="#000000" style:font-name="Georgia" fo:font-weight="normal" officeooo:rsid="001dad99" officeooo:paragraph-rsid="001dad99" style:font-weight-asian="normal" style:font-weight-complex="normal"/>
    </style:style>
    <style:style style:name="P17" style:family="paragraph" style:parent-style-name="Standard">
      <style:text-properties fo:color="#000000" style:font-name="Georgia" fo:font-weight="normal" officeooo:rsid="001aff36" officeooo:paragraph-rsid="001aff36" style:font-weight-asian="normal" style:font-weight-complex="normal"/>
    </style:style>
    <style:style style:name="P18" style:family="paragraph" style:parent-style-name="Standard">
      <style:text-properties fo:color="#000000" style:font-name="Georgia" fo:font-weight="normal" officeooo:rsid="0025097c" officeooo:paragraph-rsid="0025097c" style:font-weight-asian="normal" style:font-weight-complex="normal"/>
    </style:style>
    <style:style style:name="P19" style:family="paragraph" style:parent-style-name="Standard">
      <style:text-properties fo:color="#000000" style:font-name="Georgia" officeooo:rsid="00247b2f" officeooo:paragraph-rsid="00247b2f"/>
    </style:style>
    <style:style style:name="P20" style:family="paragraph" style:parent-style-name="Standard">
      <style:text-properties fo:color="#000000" style:font-name="Georgia" officeooo:paragraph-rsid="00247b2f"/>
    </style:style>
    <style:style style:name="P21" style:family="paragraph" style:parent-style-name="Standard">
      <style:text-properties fo:color="#000000" style:font-name="Georgia" officeooo:rsid="0011d7fa" officeooo:paragraph-rsid="0011d7fa"/>
    </style:style>
    <style:style style:name="P22" style:family="paragraph" style:parent-style-name="Standard">
      <style:text-properties fo:color="#000000" style:font-name="Georgia" fo:font-size="10pt" fo:language="en" fo:country="US" fo:font-weight="normal" officeooo:rsid="0029011c" officeooo:paragraph-rsid="0029011c" style:letter-kerning="false" style:font-name-asian="Calibri1" style:font-size-asian="10pt" style:language-asian="en" style:country-asian="US" style:font-weight-asian="normal" style:font-name-complex="DejaVu Sans" style:font-size-complex="10pt" style:language-complex="ar" style:country-complex="SA" style:font-weight-complex="normal"/>
    </style:style>
    <style:style style:name="P23" style:family="paragraph" style:parent-style-name="Standard">
      <style:text-properties fo:color="#000000" officeooo:paragraph-rsid="00183c94"/>
    </style:style>
    <style:style style:name="P24" style:family="paragraph" style:parent-style-name="Standard">
      <style:text-properties officeooo:paragraph-rsid="000a261b"/>
    </style:style>
    <style:style style:name="P25" style:family="paragraph" style:parent-style-name="Standard" style:master-page-name="Standard">
      <style:paragraph-properties style:page-number="auto"/>
      <style:text-properties fo:color="#000000" style:font-name="Georgia" fo:font-size="13pt" fo:font-weight="bold" style:font-size-asian="13pt" style:font-weight-asian="bold"/>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normal" style:font-weight-asian="normal" style:font-weight-complex="normal"/>
    </style:style>
    <style:style style:name="T5" style:family="text">
      <style:text-properties style:font-name="Georgia" fo:font-weight="normal" officeooo:rsid="00088c25" style:font-weight-asian="normal" style:font-weight-complex="normal"/>
    </style:style>
    <style:style style:name="T6" style:family="text">
      <style:text-properties style:font-name="Georgia" fo:font-weight="normal" officeooo:rsid="000acb01" style:font-weight-asian="normal" style:font-weight-complex="normal"/>
    </style:style>
    <style:style style:name="T7" style:family="text">
      <style:text-properties style:font-name="Georgia" fo:font-weight="normal" officeooo:rsid="00177838" style:font-weight-asian="normal" style:font-weight-complex="normal"/>
    </style:style>
    <style:style style:name="T8" style:family="text">
      <style:text-properties style:font-name="Georgia" fo:font-weight="normal" officeooo:rsid="001782de" style:font-weight-asian="normal" style:font-weight-complex="normal"/>
    </style:style>
    <style:style style:name="T9" style:family="text">
      <style:text-properties style:font-name="Georgia" fo:font-weight="normal" officeooo:rsid="00190be3" style:font-weight-asian="normal" style:font-weight-complex="normal"/>
    </style:style>
    <style:style style:name="T10" style:family="text">
      <style:text-properties style:text-position="super 58%" style:font-name="Georgia" fo:font-weight="normal" style:font-weight-asian="normal" style:font-weight-complex="normal"/>
    </style:style>
    <style:style style:name="T11" style:family="text">
      <style:text-properties officeooo:rsid="000acb01"/>
    </style:style>
    <style:style style:name="T12" style:family="text">
      <style:text-properties officeooo:rsid="000b73c9"/>
    </style:style>
    <style:style style:name="T13" style:family="text">
      <style:text-properties officeooo:rsid="000bc117"/>
    </style:style>
    <style:style style:name="T14" style:family="text">
      <style:text-properties officeooo:rsid="000cc4f9"/>
    </style:style>
    <style:style style:name="T15" style:family="text">
      <style:text-properties officeooo:rsid="000e2774"/>
    </style:style>
    <style:style style:name="T16" style:family="text">
      <style:text-properties fo:color="#000000" style:font-name="Georgia" fo:font-weight="normal" officeooo:rsid="000a261b" style:font-weight-asian="normal" style:font-weight-complex="normal"/>
    </style:style>
    <style:style style:name="T17" style:family="text">
      <style:text-properties fo:color="#000000" style:font-name="Georgia" fo:font-weight="normal" officeooo:rsid="0013d739" style:font-weight-asian="normal" style:font-weight-complex="normal"/>
    </style:style>
    <style:style style:name="T18" style:family="text">
      <style:text-properties fo:color="#0000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 style:family="text">
      <style:text-properties officeooo:rsid="00163b4f"/>
    </style:style>
    <style:style style:name="T20" style:family="text">
      <style:text-properties officeooo:rsid="001782de"/>
    </style:style>
    <style:style style:name="T21" style:family="text">
      <style:text-properties officeooo:rsid="001788d8"/>
    </style:style>
    <style:style style:name="T22" style:family="text">
      <style:text-properties officeooo:rsid="001824c2"/>
    </style:style>
    <style:style style:name="T23" style:family="text">
      <style:text-properties style:use-window-font-color="true"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 style:family="text">
      <style:text-properties officeooo:rsid="001a75a1"/>
    </style:style>
    <style:style style:name="T25" style:family="text">
      <style:text-properties fo:font-size="11pt" fo:language="en" fo:country="US" officeooo:rsid="001f69bd"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fo:font-size="11pt" fo:language="en" fo:country="US" officeooo:rsid="0024ad8e" style:letter-kerning="false" style:font-name-asian="Calibri1" style:font-size-asian="11pt" style:language-asian="en" style:country-asian="US" style:font-name-complex="DejaVu Sans" style:font-size-complex="11pt" style:language-complex="ar" style:country-complex="SA"/>
    </style:style>
    <style:style style:name="T27" style:family="text">
      <style:text-properties style:font-name="Calibri" fo:font-size="11pt" fo:language="en" fo:country="US" officeooo:rsid="002105da"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officeooo:rsid="00247b2f"/>
    </style:style>
    <style:style style:name="T29" style:family="text">
      <style:text-properties officeooo:rsid="00249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thnography</text:p>
      <text:p text:style-name="P5">The prehistoric astar of Southern Amarth; 55,000 BBT</text:p>
      <text:p text:style-name="P5"/>
      <text:p text:style-name="P22">Summary:</text:p>
      <text:p text:style-name="P22">-Stone-age hunter-gatherer and horticultural tribes spread along the coast of southeastern Amarth with primitive trade connections and frequent wars</text:p>
      <text:p text:style-name="P22">-Matriarchal shaman-led animistic religion with ancestor worship.</text:p>
      <text:p text:style-name="P22">-Theocracy</text:p>
      <text:p text:style-name="P5"/>
      <text:p text:style-name="P6"><text:bookmark-start text:name="1"/>Questions of Place.<text:bookmark-end text:name="1"/></text:p>
      <text:p text:style-name="P7">Geography</text:p>
      <text:p text:style-name="P3"><text:span text:style-name="T3">Describe the geography of where your society calls home.<text:line-break/></text:span><text:span text:style-name="T4">The astar tribes were spread in a 300,000 square mile area of southern Amarth. The area was quite varied. The easternmost edges of astar tribal lands were high mountains. Their peaks rose low above the glacial plane, making them more accessible. Some tribes delved below the surface of these mountains, finding expansive caves through the mountains and ice.</text:span></text:p>
      <text:p text:style-name="P11">There was Yfanald, the glacial valley first settled by the astar in these lands. Yfanald was the home of Leilom’s tribes, who lived within the ice caverns and oases. South of Yfanald were the wide boreal forests, and beyond that the fellfields of the coast, exposed by the retreating sea. These lands were fertile with volcanic ash and sea-floor sediments, allowing the astar to grow crops on the low slopes. The western reaches of the astar tribes found a high forested rock. Once an island off the coast of Amarth, the low oceans revealed a tower with forested slopes and steep cliffs.</text:p>
      <text:p text:style-name="P11">The mouth of Yfanald marks the extent of the endless ice sheet to the north, creating a barren wasteland of arctic desert.<text:line-break/></text:p>
      <text:p text:style-name="P3"><text:span text:style-name="T3">Describe the climate your society deals with. How severe are their seasons?<text:line-break/></text:span><text:span text:style-name="T4">The severe weather of the Usada led to an almost constant ash cloud in the upper atmosphere. Global temperatures dropped by 25 degrees, causing ice sheets to creep as far south as the 35</text:span><text:span text:style-name="T10">th</text:span><text:span text:style-name="T4"> latitude in the northern hemisphere. Sea levels had dropped around 300 meters, exposing miles of fellfields and fertile coastline of the continental break and beyond. The average temperature of the sub-polar regions that the astar called home was around 15 degrees F. Summer temperatures could reach over 50 F, but the cool nights kept the ice and snow frozen. Winters were brutally long and temperatures sometimes fell below -40 F.</text:span></text:p>
      <text:p text:style-name="P11">The frequent snow and precipitation of the area brought with it ash from the atmosphere, which kept the ground fertile with tephra in areas without permafrost. While the sun is often blocked by the thick atmospheric ash clouds, electrical storms frequently light the sky with lightning and plasma.</text:p>
      <text:p text:style-name="P7"/>
      <text:p text:style-name="P3"><text:span text:style-name="T3">What kinds of natural di</text:span><text:bookmark text:name="_GoBack"/><text:span text:style-name="T3">sasters has this society gotten used to?<text:line-break/></text:span><text:span text:style-name="T4">The Usada brought with it significant tectonic shifts, rocking the ring of Perakor with earthquakes and bringing down avalanches on the mountainous slopes. Blizzards and ice storms were frequent.</text:span></text:p>
      <text:p text:style-name="P7"/>
      <text:p text:style-name="P3"><text:span text:style-name="T3">What is this place's most abundant resource?<text:line-break/></text:span><text:span text:style-name="T4">The boreal regions south of the ice sheets were rich in wildlife, providing furs and bones and ivory. The ground in those regions is also filled with salt left from the retreating sea water. </text:span><text:soft-page-break/><text:span text:style-name="T4">Ancient astar found ways to wash out the salt from the dirt and evaporate the water in large flats to get the sea salts. Strong timber is common in the boreal regions as well.</text:span></text:p>
      <text:p text:style-name="P4"/>
      <text:p text:style-name="P7">What is its most valuable resource?</text:p>
      <text:p text:style-name="P11">The ice sheets churned the ground beneath them, tearing up minerals and washing them down the Yfanald caves. The river Ab was rich in silver and gems. The retreating sea water left the expansive fellfields inundated with salt, a valuable resource for food preservation and tanning.</text:p>
      <text:p text:style-name="P7"><text:line-break/>What resource is it most lacking?</text:p>
      <text:p text:style-name="P11">These regions lack significant metal deposits, delaying the astar’s development of metal working.</text:p>
      <text:p text:style-name="P4"/>
      <text:p text:style-name="P7">Food</text:p>
      <text:p text:style-name="P3"><text:span text:style-name="T3">What are the most commonly grown foods and most commonly eaten meats?<text:line-break/></text:span><text:span text:style-name="T4">The cold weather and frequent storms made farming difficult for the early astar, but the forested regions sheltered small root crops like beets, carrots, and turnips well.</text:span></text:p>
      <text:p text:style-name="P11">The rivers and coasts provided significant food sources: fish, crabs, seals, and sharks.</text:p>
      <text:p text:style-name="P11">The highland tribes hunted the climbing ridge sheep, foxes, and hares.</text:p>
      <text:p text:style-name="P7"/>
      <text:p text:style-name="P3"><text:span text:style-name="T3">What foods are considered exotic or expensive?<text:line-break/></text:span><text:span text:style-name="T4">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7"/>
      <text:p text:style-name="P7">What forms of alcohol are common?</text:p>
      <text:p text:style-name="P11">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4">Food is a constant struggle for many astar. Hunting to provide for the tribe is a constant worry, and though farming can bring a more consistent substance, the reliability of the crops is questionable in the frozen climate.</text:span></text:p>
      <text:p text:style-name="P7"/>
      <text:p text:style-name="P7">Civilization</text:p>
      <text:p text:style-name="P3"><text:span text:style-name="T3">What are the borders of society like?<text:line-break/></text:span><text:span text:style-name="T4">The tribes of the astar are extremely spread out, with wide swathes of wilderness between them. There are no true borders of these tribes.</text:span></text:p>
      <text:p text:style-name="P7"/>
      <text:p text:style-name="P3"><text:span text:style-name="T3">How many people live here?<text:line-break/></text:span><text:span text:style-name="T4">By 55,000 BBT there are around 315,000 astar.</text:span></text:p>
      <text:p text:style-name="P7"/>
      <text:p text:style-name="P7">Where do they congregate?</text:p>
      <text:p text:style-name="P3"><text:span text:style-name="T3">What part of this place do they avoid? Why?<text:line-break/></text:span><text:span text:style-name="T4">The far north is avoided, as the fey-folk roam there, and it quickly becomes too frigid to survive.</text:span></text:p>
      <text:p text:style-name="P7"/>
      <text:p text:style-name="P7"><text:soft-page-break/>How do people feel about local landscapes being altered or used for a purpose other than what is traditional?</text:p>
      <text:p text:style-name="P7"/>
      <text:p text:style-name="P7">Plants and Animals</text:p>
      <text:p text:style-name="P3"><text:span text:style-name="T3">What are the most common domesticated animals here? And what are they domesticated for?<text:line-break/></text:span><text:span text:style-name="T4">Deer and sheep. They are domesticated for food and transportation.</text:span></text:p>
      <text:p text:style-name="P7"/>
      <text:p text:style-name="P3"><text:span text:style-name="T3">What are the most common wild animals? How are wild animals treated?<text:line-break/></text:span><text:span text:style-name="T4">Wolves, bears, deer, sheep, boars, many fantastical highlands creates. Animals are treated according to their usefulness. Most creatures are used to their entirety, harvested for all they are worth because of their importance in the survival of the Astar. This importance leads them to be respected, feared, and the inspiration for many stories.</text:span></text:p>
      <text:p text:style-name="P7"/>
      <text:p text:style-name="P3"><text:span text:style-name="T3">Which animals are likely to be pets?<text:line-break/></text:span><text:span text:style-name="T4">Deer, wolves.</text:span></text:p>
      <text:p text:style-name="P7"/>
      <text:p text:style-name="P3"><text:span text:style-name="T3">What are the most common wild plants here? What are they used for?<text:line-break/></text:span><text:span text:style-name="T5">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7"/>
      <text:p text:style-name="P6"><text:bookmark-start text:name="14"/>Questions of Technology.<text:bookmark-end text:name="14"/></text:p>
      <text:p text:style-name="P7">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7"/>
      <text:p text:style-name="P7">What devices and technologies are commonly available for people? What devices are rare?</text:p>
      <text:p text:style-name="P11">The astar do not work metal except for small silver artifacts for jewelry or decoration. Tools are natural: stone, bone, ice, or wood. These types of tools are extremely common and easily made.</text:p>
      <text:p text:style-name="P7"/>
      <text:p text:style-name="P7"><text:soft-page-break/>What are the common weapons like? Do they use weapons?</text:p>
      <text:p text:style-name="P11">Spears, axes, knives, bows, and arrows are commonly used for warfare, hunting, and rituals. </text:p>
      <text:p text:style-name="P7"/>
      <text:p text:style-name="P7">Are philosophy and science unified, or do they exist as separate and independent disciplines?</text:p>
      <text:p text:style-name="P11">There is no real concept of either philosophy or science.</text:p>
      <text:p text:style-name="P4"/>
      <text:p text:style-name="P7">How is technology treated by the society? Is it appreciated? If so, how?</text:p>
      <text:p text:style-name="P11">Technology is embraced, though its advancement is not actively sought. As with all things, tools have collective spirits which are honored and respected through rituals.</text:p>
      <text:p text:style-name="P7"><text:line-break/>Architecture<text:line-break/>What major architectural styles are present? How does this vary over time and between places in the region?</text:p>
      <text:p text:style-name="P11">Open-air tribes typically had huts and tents of hides supported by wood, bone, or ice blocks. They are simple and primitive. Canopies often stretch between huts in small villages, and ice blocks are mortared together with mud.</text:p>
      <text:p text:style-name="P11">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7"><text:line-break/>What are houses like inside and out?</text:p>
      <text:p text:style-name="P11">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1">Cave homes were typically larger, with open spaces carved out by water or tools. Furs cover the floors, and if a fire is present the smoke would be carried out by a slanting fur “chimney”. </text:p>
      <text:p text:style-name="P7"><text:line-break/>What are palaces and castles like?</text:p>
      <text:p text:style-name="P11">Though they are not palaces, the shamans and wealthy within the tribes had larger huts and individual cave homes. They typically owned more skins and trophy bones given to them as offerings.</text:p>
      <text:p text:style-name="P7"><text:line-break/>How tall is the tallest building? How big is the biggest building?</text:p>
      <text:p text:style-name="P11">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2">Nixia expanded the Tem Keml temple and the column at its center, raising the nearest concentric circle to the column around it into a great tower known as the Astalena.</text:p>
      <text:p text:style-name="P7"><text:line-break/>What materials are used in typical construction? Do any materials have to be imported?</text:p>
      <text:p text:style-name="P11"><text:soft-page-break/>The most common materials are hide, bone, dirt, ice, snow, and wood.</text:p>
      <text:p text:style-name="P7"><text:line-break/>How are buildings constructed? Are there machines or is work done by hand?</text:p>
      <text:p text:style-name="P11">Buildings are entirely constructed by hand.</text:p>
      <text:p text:style-name="P7"><text:line-break/>What are some famous landmarks in the region? Why are they famous? Are they famous internationally?</text:p>
      <text:p text:style-name="P7"/>
      <text:p text:style-name="P6"><text:bookmark-start text:name="2"/>Questions of Time.<text:bookmark-end text:name="2"/></text:p>
      <text:p text:style-name="P7">History</text:p>
      <text:p text:style-name="P7">How was this society founded? Who founded it and under what circumstances?</text:p>
      <text:p text:style-name="P11">The first astar tribes were led south to the region by Leilom after the astar awoke in the wastes of Amarth after the shattering of Perakor.</text:p>
      <text:p text:style-name="P7"/>
      <text:p text:style-name="P7">What were the chief powers in the time when this society was founded?</text:p>
      <text:p text:style-name="P3"><text:span text:style-name="T3">How far back does this society’s written history go?<text:line-break/></text:span><text:span text:style-name="T4">There is no written history left by these astar, but Leilom was given the Vahalis. The stories of the Vahalis worked to shape the astar view of the world and of themselves.</text:span></text:p>
      <text:p text:style-name="P7"/>
      <text:p text:style-name="P7">What is the worst disaster they believe they've faced?<text:line-break/>What was the best thing that ever happened to them?</text:p>
      <text:p text:style-name="P7"/>
      <text:p text:style-name="P3"><text:span text:style-name="T3">What in their past makes them feel ashamed?<text:line-break/></text:span><text:span text:style-name="T4">The subtle knowledge of the people that came before them, the Waith. The astar were given the song of the Waith, and that song is the greatest mystery of their peoples.</text:span></text:p>
      <text:p text:style-name="P7"/>
      <text:p text:style-name="P3"><text:span text:style-name="T3">What in their past makes them proud?<text:line-break/>What are they afraid of happening again?<text:line-break/></text:span><text:span text:style-name="T4">The fall of their people, as the Waith fell before them.</text:span></text:p>
      <text:p text:style-name="P7"/>
      <text:p text:style-name="P3"><text:span text:style-name="T3">What are they hoping will happen? Do they think it likely?<text:line-break/>How strongly are people attached or connected to their heritage?<text:line-break/></text:span><text:span text:style-name="T4">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7"/>
      <text:p text:style-name="P7">What do they assume the future will hold?<text:line-break/>What are the most popular stories about the past?</text:p>
      <text:p text:style-name="P11">Each tribe tells stories of the great deeds of their ancestors. They tell stories of the migration south, and of the Vahalis.</text:p>
      <text:p text:style-name="P8"><text:line-break/>Who in the past is the greatest hero? The worst villain?</text:p>
      <text:p text:style-name="P13">Throughout all stories one name (or variations of that name) was common: Vash Bash, the most devious villain of the Vahalis.</text:p>
      <text:p text:style-name="P8"><text:line-break/>Do people think the present better or worse than the past?<text:line-break/><text:soft-page-break/>Do people believe the future will be better or worse than the present or past?<text:line-break/></text:p>
      <text:p text:style-name="P6"><text:bookmark-start text:name="3"/>Questions of Race and Ethnicity.<text:bookmark-end text:name="3"/></text:p>
      <text:p text:style-name="P7">What are the chief races in the region?</text:p>
      <text:p text:style-name="P24"><text:span text:style-name="T16">Astar culture is held uniquely by the astar peoples. There are some fey in the region, but few. </text:span><text:span text:style-name="T17">The most prominent are the nomadic / </text:span><text:span text:style-name="T18">band-organized</text:span><text:span text:style-name="T17"> fey giants that live in the frozen north.</text:span></text:p>
      <text:p text:style-name="P7"/>
      <text:p text:style-name="P7">What are the chief ethnic groups of each race in the region? How are they distributed in place?<text:line-break/>How do they differ by language, appearance or ancestry?</text:p>
      <text:p text:style-name="P7">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7">Marriage</text:p>
      <text:p text:style-name="P7">How is a marriage defined? How is a marriage contracted?</text:p>
      <text:p text:style-name="P11">The astar do not have anything like the modern idea of “marriage”. Mates are taken fluidly, without any long-term obligation.</text:p>
      <text:p text:style-name="P7"><text:line-break/>Who decides on a marriage?</text:p>
      <text:p text:style-name="P11">Mates are chosen by the females—and typically they entice some form of competition between suitors if there are multiple. </text:p>
      <text:p text:style-name="P7"/>
      <text:p text:style-name="P7">What is the term of a marriage contract?<text:line-break/>How are marriages celebrated?</text:p>
      <text:p text:style-name="P11">Mating, because it is so often and regular, is typically not celebrated in itself. The birth of children and rites of passage are much more celebrated.</text:p>
      <text:p text:style-name="P7"><text:line-break/>What is considered too great a difference in age for a couple?</text:p>
      <text:p text:style-name="P11">There is no age restrictions. Women of any age can choose mates of any age.</text:p>
      <text:p text:style-name="P3"><text:span text:style-name="T3"><text:line-break/>Do relationships allow multiple partners?<text:line-break/></text:span><text:span text:style-name="T4">Yes. At some points, if a woman cannot decide on a single mate, she may choose multiple.</text:span></text:p>
      <text:p text:style-name="P7"/>
      <text:p text:style-name="P7">How can a marriage be terminated?</text:p>
      <text:p text:style-name="P7">Who usually takes custody of children if a marriage ends for some reason?<text:line-break/>Does this society connect the ideas of marriage with love?</text:p>
      <text:p text:style-name="P11">While the women typically nurture the children, there is an equal burden on the child’s father.</text:p>
      <text:p text:style-name="P7"/>
      <text:p text:style-name="P7">Family</text:p>
      <text:p text:style-name="P7">How are families named?</text:p>
      <text:p text:style-name="P11">Families are not named in astar society.</text:p>
      <text:p text:style-name="P7"><text:line-break/>How big are families, typically?</text:p>
      <text:p text:style-name="P11"><text:soft-page-break/>Women, on average, raise <text:span text:style-name="T25">four to six</text:span> children during their lifetimes. Children are typically self-sufficient by age sixteen, but they can live within the household much longer.</text:p>
      <text:p text:style-name="P7"/>
      <text:p text:style-name="P7">What constitutes a household? How many people live in one household? How many generations?</text:p>
      <text:p text:style-name="P11">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7"><text:line-break/>How are boy and girl children treated differently?</text:p>
      <text:p text:style-name="P11">Girls, in general, are treated with more deference.</text:p>
      <text:p text:style-name="P3"><text:span text:style-name="T3"><text:line-break/>What happens to orphans?<text:line-break/></text:span><text:span text:style-name="T4">Children are often cared for by the mothers—but not always. In the case that a child is not claimed, any other willing mother will take the child as their own. The responsibility of all is taken by all.</text:span></text:p>
      <text:p text:style-name="P7"/>
      <text:p text:style-name="P6"><text:bookmark-start text:name="5"/>Questions of Customs and Social Life.<text:bookmark-end text:name="5"/></text:p>
      <text:p text:style-name="P3"><text:span text:style-name="T3">What colors are associated with power? With virtue? With death?<text:line-break/></text:span><text:span text:style-name="T4">Power, fear, life: Red or orange, as the fires of the Usada in the sky and the paint drawn from beet juice.</text:span></text:p>
      <text:p text:style-name="P11">Virtue: The color of one’s eyes is the color of one’s virtue</text:p>
      <text:p text:style-name="P11">Death: Black, as the dark of the sky and the night and the fur of the most ferocious animals.</text:p>
      <text:p text:style-name="P7"/>
      <text:p text:style-name="P7">When and how does someone go from child to adult?</text:p>
      <text:p text:style-name="P19">These astar celebrate multiple transitions throughout life. The first is the time when the first phase of reverie comes to a close and the child professes that they no longer see “through the sleeping minds of the world spirits”. This marks the time when the spirit of death hands the child fully to the spirit of the people for safekeeping.</text:p>
      <text:p text:style-name="P19"/>
      <text:p text:style-name="P20"><text:span text:style-name="T28">The second transition comes a few years before the child reaches physical maturity. It is at this time that they take a profession within the tribe—this is the true moment when the child becomes a contributing part of the tribal commune.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1">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21"><text:soft-page-break/></text:p>
      <text:p text:style-name="P19">The third transition marks the admittance of a new tribal elder—not all astar make this transition. This comes after the astar has trained several youths themselves, most of which must have transitioned into adulthood. It is by a council of these former pupils, overseen by the shaman, that the old mentor is given the respect and tribal status of elder.</text:p>
      <text:p text:style-name="P19"/>
      <text:p text:style-name="P19">The fourth and final transition within the life of an astar is a rare one to behold—this is the time when an astar first experiences a reverie from beyond The Veil. While these reveries can sometimes be interpreted by a shaman, they rarely come to any secure meaning. It is generally accepted that this happens because the spirit of the people is recalling the spirit of that astar. The reveries are reminders of the connected nature of all astar and of the endless history before them (though much of the “history” they might see is actually that of the waith). <text:span text:style-name="T29">These are the astar closest to the spirits, and thus they are considered most important in astar society.</text:span></text:p>
      <text:p text:style-name="P7"/>
      <text:p text:style-name="P3"><text:span text:style-name="T3">If two people get into a fight, how is this supposed to be resolved?<text:line-break/></text:span><text:span text:style-name="T4">Disputes are resolved with battles of trade. Each Asta will work to impress the shaman and elders of their community by creating something of worth to the tribe. The worthiest is judged by the shaman and elders.</text:span></text:p>
      <text:p text:style-name="P7"/>
      <text:p text:style-name="P7">Who inherits property? Titles? Position?</text:p>
      <text:p text:style-name="P11">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4">Spunand Zaruri is a game of bones that is of spiritual importance to the Astar in consulting their ancestors.</text:span></text:p>
      <text:p text:style-name="P7"/>
      <text:p text:style-name="P3"><text:span text:style-name="T3">How much free time do people usually get? What do they spend this time doing?<text:line-break/>How independent or codependent are individuals?<text:line-break/></text:span><text:span text:style-name="T4">Each astar is believed to be watched over by the spirit of their people, and each astar has their common place among that spirit. They are an extremely codependent society. In astar communes, each member of the family and the community plays a role to help all others.</text:span></text:p>
      <text:p text:style-name="P7"/>
      <text:p text:style-name="P7">Social Division</text:p>
      <text:p text:style-name="P7">Is society segregated?<text:line-break/>What social classes or divisions exist in this society?</text:p>
      <text:p text:style-name="P11">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4">Women play a dominant role in astar society. They hold the religious positions and other major positions of power. When a woman is with child, if she works a laborious job, the father or </text:span><text:soft-page-break/><text:span text:style-name="T4">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4">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7"/>
      <text:p text:style-name="P3"><text:span text:style-name="T3">What type of foods are most popular? What are typical dishes and specialties of the region?<text:line-break/></text:span><text:span text:style-name="T4">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4">The Astar mostly use their hands, though knives of ice are common as well.</text:span></text:p>
      <text:p text:style-name="P7"/>
      <text:p text:style-name="P3"><text:span text:style-name="T3">How is the table arranged? How do people sit when eating? Is there any arrangement by age or dignity of diners?<text:line-break/></text:span><text:span text:style-name="T4">Most Astar villages eat communally around a central fire. Hides are laid out for people to sit or kneel on as they eat. There is little arrangement, though familial groups and cliques tend to seat themselves together.</text:span></text:p>
      <text:p text:style-name="P4"/>
      <text:p text:style-name="P7">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7"><text:line-break/>Are there restaurants, street vendors, or other places where food may be bought in public?<text:line-break/>How much does a typical meal cost, if bought and not grown at home?<text:line-break/></text:p>
      <text:p text:style-name="P7">Clothing and Fashion</text:p>
      <text:p text:style-name="P7">What kind of clothes do people wear? How does this vary by season, ethnicity, age, profession, etc.?</text:p>
      <text:p text:style-name="P11">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7"><text:line-break/>How do the genders dress: what differences are there between men’s and women’s clothing and accessories?</text:p>
      <text:p text:style-name="P11">In general, both genders dress similarly. The heavy furs are needed for everyone’s survival in the harsh winters.</text:p>
      <text:p text:style-name="P7"><text:line-break/>How is clothing made, in small shops or larger factories?<text:line-break/><text:soft-page-break/>How much does typical clothing cost?<text:line-break/>How important is fashion to people? How does this vary by individual?</text:p>
      <text:p text:style-name="P11">Fashion only comes into play for the wealthiest tribes people, who might pursue unique furs or fine silver ornaments.</text:p>
      <text:p text:style-name="P3"><text:span text:style-name="T3"><text:line-break/>What kinds of jewelry do people wear? And when?<text:line-break/></text:span><text:span text:style-name="T4">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4">Ceremonial dances are led on religious occasions and harvests. Storytelling is common as well, mostly to children.</text:span></text:p>
      <text:p text:style-name="P7"/>
      <text:p text:style-name="P7">Is the populous literate and numerate?</text:p>
      <text:p text:style-name="P11">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4">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pan text:style-name="T3">Who speaks first at a formal gathering?<text:line-break/></text:span><text:span text:style-name="T4">The shaman calls upon the spirits to initiate formal gatherings.</text:span></text:p>
      <text:p text:style-name="P7"/>
      <text:p text:style-name="P3"><text:span text:style-name="T3">What kinds of gifts are considered appropriate or in extremely bad taste?<text:line-break/></text:span><text:span text:style-name="T4">Gifts to other astar could be food, furs, bone ornaments, or tools. </text:span></text:p>
      <text:p text:style-name="P7"/>
      <text:p text:style-name="P7">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7"/>
      <text:p text:style-name="P6"><text:bookmark-start text:name="7"/>Questions of Faith.<text:bookmark-end text:name="7"/></text:p>
      <text:p text:style-name="P7">Religious Structure</text:p>
      <text:p text:style-name="P7">Is the culture religious or nonreligious?</text:p>
      <text:p text:style-name="P11">The astar are extremely religious.</text:p>
      <text:p text:style-name="P3"><text:span text:style-name="T3"><text:line-break/>What are the major religious groups in the region? Repeat this section for each </text:span><text:soft-page-break/><text:span text:style-name="T3">religious group if needed.<text:line-break/></text:span><text:span text:style-name="T4">The astar all follow variations of this belief.</text:span></text:p>
      <text:p text:style-name="P7"/>
      <text:p text:style-name="P3"><text:span text:style-name="T3">What is the basic structure of the religion (unitary, dualistic, etc)?<text:line-break/>What is the basic theology of the religion (i.e., monotheistic, polytheistic, henotheistic etc.)?<text:line-break/></text:span><text:span text:style-name="T4">The religion is animistic.</text:span></text:p>
      <text:p text:style-name="P7"/>
      <text:p text:style-name="P7">Is there a formal creed or set of credal statements that define the faith?</text:p>
      <text:p text:style-name="P3"><text:span text:style-name="T3">What are some of their core doctrines, dogmas, beliefs and practices?<text:line-break/></text:span><text:span text:style-name="T4">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1">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1">The astar society also grew to accept death, as it played a common role early in the survival of the astar in Amarth. The second dogma is this: the ancestors of the astar remain a part of the collective spirit, and they are present in the world.</text:p>
      <text:p text:style-name="P11">Astar commonly perform rituals and give offerings to ancestors to bequest aid, guidance, or fortune. Essentially, the astar ritualize communication with the spirit of their people and the spirits of other things.</text:p>
      <text:p text:style-name="P7"/>
      <text:p text:style-name="P7">What is the overall cosmology and eschatology in religious terms?</text:p>
      <text:p text:style-name="P11">Given to L<text:span text:style-name="T11">eilom</text:span> was the Vahalis, a story of the Waith.</text:p>
      <text:p text:style-name="P3">The Vahalis follows the many stories of the Waith: that of the spreading of the Waith throughout the world, the discovery of Hera’roilya, the imprisonment of Hera’roilya, the <text:span text:style-name="T1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1">The world is much older than the astar, but it was very different before their waking. The astar believe the world was created by the spirit Hera’roilya, <text:span text:style-name="T11">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1">whom they named Srwos, </text:span>the gatekeeper moon spirit of the Loss’kelvar. The power of the spirit Hera’roilya was spread among the Waith, and it brought great bounty and great jealousy and strife. When Eres released <text:span text:style-name="T11">Srwos</text:span> from the guard, it gave passage to the Gurohtar into their realm before Finiel slew the spirit with the power of his Anariima. The spirit of Hera’roilya, <text:span text:style-name="T14">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7">What importance (spiritual or cultural) do people ascribe to the geography?</text:p>
      <text:p text:style-name="P14">Many aspects of the natural world are given spiritual existence by their spirits.</text:p>
      <text:p text:style-name="P7"/>
      <text:p text:style-name="P3"><text:soft-page-break/><text:span text:style-name="T3">Are religious traditions and any scriptures oral or written in nature or a combination?<text:line-break/></text:span><text:span text:style-name="T4">The traditions of the astar are entirely oral.</text:span></text:p>
      <text:p text:style-name="P7"/>
      <text:p text:style-name="P3"><text:span text:style-name="T3">What is the role of myth within the religion?<text:line-break/></text:span><text:span text:style-name="T4">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7"/>
      <text:p text:style-name="P3"><text:span text:style-name="T3">What are typical symbols used in the religion and their meanings?<text:line-break/></text:span><text:span text:style-name="T4">The circle is the symbol of the astar spirit, and this is the most common symbol. There are symbols for other major spirits as well: Fire, Ice, Ash, Trees, Rivers, Lakes.</text:span></text:p>
      <text:p text:style-name="P7"/>
      <text:p text:style-name="P7">What ritual objects are used in the religion (relics, talismans, medals, charms, etc.)?</text:p>
      <text:p text:style-name="P11">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7"><text:line-break/>What religious officials are there? Is there a formal clergy? How are they organized? Are there monastic groups or cults? Does the religion send out missionaries? What does each group do? How do you join?</text:p>
      <text:p text:style-name="P11">The heads of Astaiva communities are shamans. There is usually a single shaman per community, though there can be as many as five. The shamans are always female. They communicate to the spirits of the world. The most important shaman is the <text:span text:style-name="T19">inga-s</text:span>haman.</text:p>
      <text:p text:style-name="P11">The shamans <text:span text:style-name="T19">train young girls as acolytes to follow them.</text:span> There can be many acolytes to a single shaman woman. The acolytes often venture from the community to bond with spirits <text:span text:style-name="T19">as a part of their spiritual training. This venture is often dangerous, and some acolytes do not survive</text:span>.</text:p>
      <text:p text:style-name="P11"/>
      <text:p text:style-name="P18">Some are naturally considered “born to be shamans”. These are the few that can never break free of the profundities of Guire and still remain somewhat able to learn and remember. While technically a partially debilitating mental illness, these astari see it not as an issue and instead as a sign of being touched by the spirits in profound ways. Those that suffer from this illness more severely are sometimes kept by shamans as aids, though they often can’t consciously perform the rituals themselves.</text:p>
      <text:p text:style-name="P7"><text:line-break/>What does this religion say about death?</text:p>
      <text:p text:style-name="P15">The Astar believe that upon death, the body fails the piece of the spirit of The People within them. The spirit lives on within each other Asta.</text:p>
      <text:p text:style-name="P15">Each Asta finds themselves continuing in the spirit of The People. The collective ancestry remains in the world, in each living Asta. The spirit can be communicated with through ritual and trance.</text:p>
      <text:p text:style-name="P7"/>
      <text:p text:style-name="P3"><text:span text:style-name="T3">Is there a set religious calendar? What are the most popular rituals or festivals?<text:line-break/></text:span><text:span text:style-name="T4">There is not an official calendar—the Astar timeline is circular, and it follows the cycle of agriculture </text:span><text:span text:style-name="T6">and animal fertility</text:span><text:span text:style-name="T4">. Rituals mark the transitions in this cycle.</text:span></text:p>
      <text:p text:style-name="P4"><text:soft-page-break/></text:p>
      <text:p text:style-name="P7">What kinds of supernatural beings exist in this religion (angels, demons, devi, asuras, spirits, ghosts, sprites, etc.)?</text:p>
      <text:p text:style-name="P11">Spirits and ghosts exist.</text:p>
      <text:p text:style-name="P7"><text:line-break/>How are dreams and visions encompassed by the religion?</text:p>
      <text:p text:style-name="P11">Trance and dream states are often used in ancestor veneration and spirit communication. <text:span text:style-name="T26">Uncontrolled reveries</text:span> are often considered to be an extension of this—of spirits attempting communication.</text:p>
      <text:p text:style-name="P7"/>
      <text:p text:style-name="P3"><text:span text:style-name="T3">Are there any places considered special or holy? What are they like?<text:line-break/></text:span><text:span text:style-name="T4">The Astalena is a holy tower, constructed under the guidance of </text:span><text:span text:style-name="T7">Nixia</text:span><text:span text:style-name="T4">. It was said that there she could commune with the spirit of the sky, stars, moon, and sun.</text:span></text:p>
      <text:p text:style-name="P7"/>
      <text:p text:style-name="P7">Societal Views</text:p>
      <text:p text:style-name="P7">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4">Few Astar dissent from these beliefs, and very little hostility comes from it.</text:span></text:p>
      <text:p text:style-name="P7"/>
      <text:p text:style-name="P7">What factions exist within the dominant religious institutions? How do they compete?</text:p>
      <text:p text:style-name="P7">What relationship do religious and political leaders have?</text:p>
      <text:p text:style-name="P3"><text:span text:style-name="T3">What happens to those who disagree with the majority on questions of religion?<text:line-break/></text:span><text:span text:style-name="T4">Those who disagree are cast out of The People. Occasionally they are killed, most often they are exiled.</text:span></text:p>
      <text:p text:style-name="P7"/>
      <text:p text:style-name="P7">Are issues such as orthodoxy, heterodoxy, heresy and apostasy keys in the religious life?</text:p>
      <text:p text:style-name="P3"><text:span text:style-name="T3">What gender, ethnic, national or racial issues exist within the religion?<text:line-break/></text:span><text:span text:style-name="T4">The religion of the Astar places women above men in the social hierarchy.</text:span></text:p>
      <text:p text:style-name="P7"/>
      <text:p text:style-name="P7">What is the most commonly broken religious rule?</text:p>
      <text:p text:style-name="P11">The Astar, while they strongly believe in a collective spirit, still squabble and fight among themselves, as do any people. This violates the sanctity and unity of <text:span text:style-name="T20">the spirit of the people</text:span> in its purist form, though is overlooked often. Warfare between communities also occurs, with each side claiming that the other is not of The People.</text:p>
      <text:p text:style-name="P7"><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7"/>
      <text:p text:style-name="P7">How can an outsider join the religious community?</text:p>
      <text:p text:style-name="P3">It is often considered impossible for a non-Asta to become one of The People.</text:p>
      <text:p text:style-name="P7"/>
      <text:p text:style-name="P7"><text:soft-page-break/>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7"><text:line-break/>How is religious action expressed (spontaneous or ritual liturgy, song, dance, music, ritual action, sex, miracle plays, etc.)?</text:p>
      <text:p text:style-name="P11">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7"><text:line-break/>What do people have to offer to their Deity or deities?</text:p>
      <text:p text:style-name="P11">Offerings vary. Food, tools, jewelry, and dedicated actions are common offerings to spirits.</text:p>
      <text:p text:style-name="P3"><text:span text:style-name="T3"><text:line-break/>What do people want from their Deity or deities? How do they try and get it?<text:line-break/></text:span><text:span text:style-name="T4">The Astar entreat the spirits for fortune and guidance often. They entreat the fires in the sky for mercy and rainfall, they entreat the spirits of the animals for bounty, the spirit of the river and lakes for fish, etc.</text:span></text:p>
      <text:p text:style-name="P11"/>
      <text:p text:style-name="P6"><text:bookmark-start text:name="17"/>Questions of Death and Burial.<text:bookmark-end text:name="17"/></text:p>
      <text:p text:style-name="P7">What is their understanding of death and dying?</text:p>
      <text:p text:style-name="P11">The Astar believe that upon death, the body fails the piece of the spirit of The People within them. The spirit lives on within each other Asta.</text:p>
      <text:p text:style-name="P11">Each Asta finds themselves continuing in the spirit of The People. The collective ancestry remains in the world, in each living Asta. The spirit can be communicated with through ritual and trance.</text:p>
      <text:p text:style-name="P7"><text:line-break/>What does this society do with their corpses?</text:p>
      <text:p text:style-name="P11">Bodies are placed within ice catacombs. The bones are often used in rites and rituals to contact the spirit.</text:p>
      <text:p text:style-name="P7"><text:line-break/>What part do the priests play?</text:p>
      <text:p text:style-name="P11">A shaman must carry out specific rites and rituals to properly allow the body and soul to separate. If these rites are not performed, the body has a chance of becoming corrupted and allowing the creation of a vile being.</text:p>
      <text:p text:style-name="P7"><text:line-break/>Do people visit the dead? If so, how often and why?</text:p>
      <text:p text:style-name="P3">The catacombs are visited often, and there are some dedicated to guarding them.</text:p>
      <text:p text:style-name="P7"><text:line-break/>What do people in this culture think about suicide?</text:p>
      <text:p text:style-name="P11">Suicide is greatly taboo—it is akin to removing your use from the spirit of The People.</text:p>
      <text:p text:style-name="P4"/>
      <text:p text:style-name="P7">How do people demonstrate grief?</text:p>
      <text:p text:style-name="P11"><text:soft-page-break/>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1">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15">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1">When the villages and communities of the Astar were united to battle Linarata Envintule, some learned magic as a weapon, but it didn’t have time to pervade society.</text:p>
      <text:p text:style-name="P11">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7"><text:line-break/>Who can work magic? Is anyone disallowed from working magic?</text:p>
      <text:p text:style-name="P3">Traditional Astaiva magic is only practiced by shamans and some acolytes.</text:p>
      <text:p text:style-name="P3">Arcane magic can be worked by anyone who would learn it.</text:p>
      <text:p text:style-name="P7"><text:line-break/>How are works of magic accomplished?</text:p>
      <text:p text:style-name="P11">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1">The arcane magic is accomplished through a conscious effort after having an understanding of the magical energy from the soul.</text:p>
      <text:p text:style-name="P7"><text:line-break/>What kind of preparation or study is required before undertaking a magical work?</text:p>
      <text:p text:style-name="P11">Astaiva shaman magic takes hundreds of years to perfect, and there is no guarantee that the spirits will actually listen.</text:p>
      <text:p text:style-name="P4"/>
      <text:p text:style-name="P7">How is the use of magic viewed by the majority?<text:line-break/></text:p>
      <text:p text:style-name="P6"><text:bookmark-start text:name="8"/>Questions of Labor.<text:bookmark-end text:name="8"/></text:p>
      <text:p text:style-name="P7">Describe any kind of division of labor, such as into physical versus mental versus spiritual.</text:p>
      <text:p text:style-name="P11"><text:soft-page-break/>Much of the labor of the Astar is physical. The society is one without much technology, and thus all are needed to help make the community survive. Very few are allowed to train as shamans or work in the spiritual realm.</text:p>
      <text:p text:style-name="P7"><text:line-break/>Is there any special prestige attached to some category of labor or job?</text:p>
      <text:p text:style-name="P11">Spiritual work is only given to those seen to be gifted with a connection to the spirits. This work is the most prestigious in Astar society.</text:p>
      <text:p text:style-name="P7"><text:line-break/>What professions or activities are considered masculine?<text:line-break/>What professions or activities are viewed as feminine?<text:line-break/>What are usual working hours? Are there days of rest or holidays?</text:p>
      <text:p text:style-name="P11">There are no days of rest—even on festival or ritual days, unless those rituals take the entire day.</text:p>
      <text:p text:style-name="P7"><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7">What are the favorite and least favorite artforms of the society?</text:p>
      <text:p text:style-name="P11">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1">Of the personal art forms, tattooing and jewelry weaving are popular.</text:p>
      <text:p text:style-name="P7"><text:line-break/>How naturalistic or stylized is your society's art?</text:p>
      <text:p text:style-name="P7">How respected are artists?</text:p>
      <text:p text:style-name="P7">What forms of theatre does your society have?</text:p>
      <text:p text:style-name="P11">The extent of theatre is the performing of stories during a community gathering, such as a meal or harvest ritual. The performance uses costumes and music, and in some cases many actors.</text:p>
      <text:p text:style-name="P11">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pan text:style-name="T3"><text:line-break/>Does your culture have a distinct (or not so) musical style? What is it like?<text:line-break/></text:span><text:span text:style-name="T4">Astaiva music is naturalistic, with drums, flutes, and pipes to mimic the sounds of nature and animals. </text:span></text:p>
      <text:p text:style-name="P7"/>
      <text:p text:style-name="P7">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p>
      <text:p text:style-name="P11">The symbolic representations of spirits and ancestors.</text:p>
      <text:p text:style-name="P7"><text:soft-page-break/><text:line-break/>What form does censorship take?<text:line-break/>Who may not be an artist?<text:line-break/>What qualities equal "beauty" in this society? What makes a man or woman especially beautiful?</text:p>
      <text:p text:style-name="P11">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4">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7">What is the average life expectancy? How does this differ between different regions, races or ethnicities?</text:p>
      <text:p text:style-name="P3"><text:span text:style-name="T4">The average life expectancy is around 300 years. </text:span><text:span text:style-name="T8">Child mortality is very high—over 50%. Those astar that live through their youth typically live until their 600s.</text:span><text:span text:style-name="T4"> This does not differ much between regions.</text:span><text:span text:style-name="T3"><text:line-break/></text:span></text:p>
      <text:p text:style-name="P3"><text:span text:style-name="T3">What access do people have to clean drinking water (at home or in public)?<text:line-break/></text:span><text:span text:style-name="T4">Clean drinking water is difficult to come by. Even in most rivers and lakes the water needs to be filtered of ash and contaminants.</text:span></text:p>
      <text:p text:style-name="P7"/>
      <text:p text:style-name="P7">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21">The shamans often double as medicine workers.</text:span></text:p>
      <text:p text:style-name="P7"><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11">Nonphysical ailments are often seen as spiritual misfortunes. <text:span text:style-name="T22">The shaman can attempt to remove the malicious spirit, though oftentimes they are unsuccessful.</text:span></text:p>
      <text:p text:style-name="P10"><text:line-break/>What happens to those suffering from extreme mental illness? Spiritual illness?</text:p>
      <text:p text:style-name="P23"><text:span text:style-name="T9">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23">to</text:span><text:span text:style-name="T9"> the family home.</text:span></text:p>
      <text:p text:style-name="P23"><text:soft-page-break/><text:span text:style-name="T3"><text:line-break/>How do people react to physical deformity (both congenital and acquired)?<text:line-break/></text:span><text:span text:style-name="T4">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4">Homosexuality is not frowned on, but the Astar favor the expansion of their population. Homosexuality is a luxury of the wealthy and the shamans.</text:span></text:p>
      <text:p text:style-name="P7"/>
      <text:p text:style-name="P7">Are premarital sexual relations allowed? Extramarital?<text:line-break/>How is adultery defined? What (if any) is the punishment? Who decides?<text:line-break/>Is prostitution legal? How are prostitutes viewed?</text:p>
      <text:p text:style-name="P11">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7"><text:line-break/>How important is virginity?<text:line-break/>What constitutes aberrant sexual behavior?<text:line-break/>Are there any cultural or religious strictures, norms or taboos that specifically address sexual conduct?</text:p>
      <text:p text:style-name="P11">Sex and reproduction is encouraged by the beliefs of the Astar, as giving a new life to The People is one of the greatest gifts that can be given.</text:p>
      <text:p text:style-name="P7"><text:line-break/>Are there secular laws that control or restrict sexual behavior?<text:line-break/>At what age is it considered normal to engage in sex? Are there taboos against sex with children?</text:p>
      <text:p text:style-name="P3">Astar reach sexual maturity at around age <text:span text:style-name="T27">60</text:span>, well after they reach physical maturity. Sex with Astar prior to their reaching of physical maturity is taboo.</text:p>
      <text:p text:style-name="P3"><text:span text:style-name="T3"><text:line-break/>Should sex be a one-to-one experience? Or are groups allowed?<text:line-break/></text:span><text:span text:style-name="T4">Sex is both a personal and communal experience used in rites and rituals.</text:span></text:p>
      <text:p text:style-name="P7"/>
      <text:p text:style-name="P6"><text:bookmark-start text:name="13"/>Questions of Education.<text:bookmark-end text:name="13"/></text:p>
      <text:p text:style-name="P3"><text:span text:style-name="T3">Describe the education of the society’s people: formal schooling, apprenticeship, etc. How is knowledge distributed? Is it kept unknown to the common people or is available for all?<text:line-break/></text:span><text:span text:style-name="T4">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1">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oft-page-break/><text:span text:style-name="T4">A trade is given to each youth as they approach physical maturity. While the youth has some say in what they would prefer to do, much of the decision is by the shaman or elders.</text:span></text:p>
      <text:p text:style-name="P7"/>
      <text:p text:style-name="P7">Between which ages does education happen?</text:p>
      <text:p text:style-name="P11">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4">The language began as the tongue of the Waith, given to the Astar at their inception. Over time, though, it has evolved into its own derivative language.</text:span></text:p>
      <text:p text:style-name="P4"/>
      <text:p text:style-name="P7">How common is literacy? How is literacy viewed?</text:p>
      <text:p text:style-name="P11">Writing came about only at the end of ancient Astaiva society. It was viewed as an art form.</text:p>
      <text:p text:style-name="P11">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4">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4">Most people walk or use deer or dog pulled sleds.</text:span></text:p>
      <text:p text:style-name="P7"/>
      <text:p text:style-name="P7">Do people make long journeys?</text:p>
      <text:p text:style-name="P11">No, long journeys are extremely uncommon.</text:p>
      <text:p text:style-name="P7"><text:line-break/>Is there a public transport system? Who uses it? How much does it cost?<text:line-break/>What are the roads like? How do they vary from place to place?</text:p>
      <text:p text:style-name="P11">The only roads are weak paths between close villages.</text:p>
      <text:p text:style-name="P7"><text:line-break/>Do individuals or families own and use their own vehicles?</text:p>
      <text:p text:style-name="P11">Yes, individual families can own deer and sleds.</text:p>
      <text:p text:style-name="P7"><text:line-break/>How safe and clean is the typical transport system?<text:line-break/>What major fuels are used?<text:line-break/>Apart from face to face, how do people communicate with each other?</text:p>
      <text:p text:style-name="P11">Shamans can send dream messages to people that they know.</text:p>
      <text:p text:style-name="P7"><text:line-break/>Is there a postal service? How fast is it? How much does it cost to use? What restrictions are there on packet delivery? Does the post operate internationally? <text:soft-page-break/>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7">What is the local economy based on?</text:p>
      <text:p text:style-name="P11">Trade and barter.</text:p>
      <text:p text:style-name="P7"><text:line-break/>How is commerce engaged in?</text:p>
      <text:p text:style-name="P7">How is wealth distributed?</text:p>
      <text:p text:style-name="P11">Much of the wealth is centralized in Ithalas rather than surrounding villages.</text:p>
      <text:p text:style-name="P7"><text:line-break/>If levied, how are taxes collected? What are such revenues used for? How does taxation affect the people?</text:p>
      <text:p text:style-name="P11">Powerful villages may attempt to levy taxes upon other nearby villages that they are attempting to control.</text:p>
      <text:p text:style-name="P7"><text:line-break/>What do people expect from their government in return for the taxes paid?<text:line-break/><text:line-break/>Money<text:line-break/>What is the local currency like? How is it subdivided? What is it based on (metal, labor, fiat)?</text:p>
      <text:p text:style-name="P11">Fiat currency does play a role in the bartering. Trading of services and art is also common.</text:p>
      <text:p text:style-name="P7"><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7">What is the form of government? How is it structured?</text:p>
      <text:p text:style-name="P11"><text:span text:style-name="T12">Nixia</text:span> is the <text:span text:style-name="T24">inga-s</text:span>haman, the foremost bridge between the spirit world and the Astar. She, as well as a small council of elders, govern Ithalas, the largest community of the Astar.</text:p>
      <text:p text:style-name="P7"><text:line-break/>What are some of the most fundamental policies of the government?</text:p>
      <text:p text:style-name="P3"><text:span text:style-name="T13">Nixia</text:span> and the elders do not exert control over the Astar villages, instead they ask for their cooperation when the Waith Akh arrive in Ithalas.</text:p>
      <text:p text:style-name="P7"><text:line-break/>How is government chosen?</text:p>
      <text:p text:style-name="P11">The elders were chosen by <text:span text:style-name="T13">Nixia</text:span> from the elders of Ithalas, those that showed great aptitude in their trades.</text:p>
      <text:p text:style-name="P7"><text:line-break/>What is the country’s general foreign policy?</text:p>
      <text:p text:style-name="P3">The Astar fight for the resources of the area against fey folk and animals. They tend not to question the aggression of the fey folk or of some aggressive villages.</text:p>
      <text:p text:style-name="P7"><text:soft-page-break/><text:line-break/>How are new laws created or old ones changed?<text:line-break/>What titles do various officials have?<text:line-break/>How do government officials dress?</text:p>
      <text:p text:style-name="P11">Shamans and elders are closest to the spirits, and thus they are often honored with artistic dress and jewelry.</text:p>
      <text:p text:style-name="P7"><text:line-break/>Is the law written down? Who interprets it?</text:p>
      <text:p text:style-name="P7">Who decides whether someone has broken a law? How?</text:p>
      <text:p text:style-name="P11">There is a council of elders in each community that, along with the shaman, decide on the punishment for infractions in the community.</text:p>
      <text:p text:style-name="P7"><text:line-break/>What kinds of punishments are meted out? By whom?</text:p>
      <text:p text:style-name="P11">Punishments are generally carried out by an assistant to the shaman, a dealer in malevolent and cleansing spirits. Spiritual cleaning is thought to greatly aid in behavior by testing the portion of the spirit within the Asta.</text:p>
      <text:p text:style-name="P7"><text:line-break/>Is torture allowed? Is capital punishment allowed? What is it like?</text:p>
      <text:p text:style-name="P7">Is there some form of clemency or pardon? What is involved?<text:line-break/>Once accused, what recourse does someone have?</text:p>
      <text:p text:style-name="P3">The shaman and the spirits act as judges of someone accused of a crime.</text:p>
      <text:p text:style-name="P7"/>
      <text:p text:style-name="P7">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1">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4">Warriors sometimes act as an improvised police force.</text:span></text:p>
      <text:p text:style-name="P11"/>
      <text:p text:style-name="P7">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1">The authority of the warriors only extends to the bounds allowed by the shaman or an elder in charge.</text:p>
      <text:p text:style-name="P7"><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7"><text:soft-page-break/>Does the country have an armed force? What types? What size?</text:p>
      <text:p text:style-name="P11">There is no centralized armed force of the Astar until <text:span text:style-name="T13">Nixia</text:span> and the council organize a group of warriors to join the Cestani.</text:p>
      <text:p text:style-name="P7"><text:line-break/>How do the armed forces compare with others in the region or world?<text:line-break/>Who declares war and peace?</text:p>
      <text:p text:style-name="P17">Within each community, the council of elders along with the shaman declare war on other communities.</text:p>
      <text:p text:style-name="P7"><text:line-break/>How are treaties negotiated?</text:p>
      <text:p text:style-name="P11">Treaties are often negotiated between shamans and involve significant ritual and conversation with the spirits of war.</text:p>
      <text:p text:style-name="P7"><text:line-break/>What happens to prisoners taken in battle?</text:p>
      <text:p text:style-name="P11">They are typically enslaved.</text:p>
      <text:p text:style-name="P7"><text:line-break/>What form of warfare does this society use?</text:p>
      <text:p text:style-name="P11">Tribal warfare—skirmishes on foot or on deer-back.</text:p>
      <text:p text:style-name="P9"><text:line-break/>What weapons are favored by the various armed forces?</text:p>
      <text:p text:style-name="P16">Stone or ice tipped spears, axes, and wooden shields are the most advanced weapons the astar possess.</text:p>
      <text:p text:style-name="P9"><text:line-break/>Who are the elite warriors? What distinguishes them?</text:p>
      <text:p text:style-name="P11">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4">With The People.</text:span></text:p>
      <text:p text:style-name="P7"><text:line-break/>What ethical or moral codes do warriors adhere to?</text:p>
      <text:p text:style-name="P3">Warriors, just like all other Astar that follow the same beliefs, are sworn to serve The People. They only kill other Astar with the permission of a shaman or elder.</text:p>
      <text:p text:style-name="P7"><text:line-break/>How does someone get command of troops?</text:p>
      <text:p text:style-name="P7">What is campaign or camp life like?<text:line-break/>How are battle injuries treated?</text:p>
      <text:p text:style-name="P11">Injuries are the domain of the medicine worker or shaman.</text:p>
      <text:p text:style-name="P7"><text:line-break/>How long do wars typically last?<text:line-break/>Who are the country’s enemies?</text:p>
      <text:p text:style-name="P11">The Astar often fight with neighboring fey folk.</text:p>
      <text:p text:style-name="P7"><text:line-break/>Has this society ever attacked another? What was the nature of that war? What would make this society go to war?<text:line-break/>What do soldiers do when there's no war?</text:p>
      <text:p text:style-name="P11">They hunt or work other jobs.</text:p>
      <text:p text:style-name="P7"><text:soft-page-break/><text:line-break/>What defenses are available to cities?</text:p>
      <text:p text:style-name="P11">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4-29T17:52:42.878678767</dc:date>
    <meta:editing-cycles>74</meta:editing-cycles>
    <meta:editing-duration>P1DT18H50M45S</meta:editing-duration>
    <meta:generator>LibreOffice/6.4.7.2$Linux_X86_64 LibreOffice_project/40$Build-2</meta:generator>
    <meta:document-statistic meta:table-count="0" meta:image-count="0" meta:object-count="0" meta:page-count="23" meta:paragraph-count="378" meta:word-count="9318" meta:character-count="54989" meta:non-whitespace-character-count="459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